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21.8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17.6mm"/>
    </style:style>
    <style:style style:name="co6" style:family="table-column">
      <style:table-column-properties fo:break-before="auto" style:column-width="26mm"/>
    </style:style>
    <style:style style:name="co7" style:family="table-column">
      <style:table-column-properties fo:break-before="auto" style:column-width="22.08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17.04mm"/>
    </style:style>
    <style:style style:name="co11" style:family="table-column">
      <style:table-column-properties fo:break-before="auto" style:column-width="19mm"/>
    </style:style>
    <style:style style:name="co12" style:family="table-column">
      <style:table-column-properties fo:break-before="auto" style:column-width="19.56mm"/>
    </style:style>
    <style:style style:name="co13" style:family="table-column">
      <style:table-column-properties fo:break-before="auto" style:column-width="16.76mm"/>
    </style:style>
    <style:style style:name="co14" style:family="table-column">
      <style:table-column-properties fo:break-before="auto" style:column-width="38.29mm"/>
    </style:style>
    <style:style style:name="co15" style:family="table-column">
      <style:table-column-properties fo:break-before="auto" style:column-width="27.68mm"/>
    </style:style>
    <style:style style:name="co16" style:family="table-column">
      <style:table-column-properties fo:break-before="auto" style:column-width="33.55mm"/>
    </style:style>
    <style:style style:name="co17" style:family="table-column">
      <style:table-column-properties fo:break-before="auto" style:column-width="40.53mm"/>
    </style:style>
    <style:style style:name="co18" style:family="table-column">
      <style:table-column-properties fo:break-before="auto" style:column-width="10.05mm"/>
    </style:style>
    <style:style style:name="co19" style:family="table-column">
      <style:table-column-properties fo:break-before="auto" style:column-width="9.49mm"/>
    </style:style>
    <style:style style:name="co20" style:family="table-column">
      <style:table-column-properties fo:break-before="auto" style:column-width="9.21mm"/>
    </style:style>
    <style:style style:name="co21" style:family="table-column">
      <style:table-column-properties fo:break-before="auto" style:column-width="17.89mm"/>
    </style:style>
    <style:style style:name="co22" style:family="table-column">
      <style:table-column-properties fo:break-before="auto" style:column-width="21.24mm"/>
    </style:style>
    <style:style style:name="co23" style:family="table-column">
      <style:table-column-properties fo:break-before="auto" style:column-width="20.96mm"/>
    </style:style>
    <style:style style:name="co24" style:family="table-column">
      <style:table-column-properties fo:break-before="auto" style:column-width="5.01mm"/>
    </style:style>
    <style:style style:name="co25" style:family="table-column">
      <style:table-column-properties fo:break-before="auto" style:column-width="16.47mm"/>
    </style:style>
    <style:style style:name="co26" style:family="table-column">
      <style:table-column-properties fo:break-before="auto" style:column-width="24.04mm"/>
    </style:style>
    <style:style style:name="co27" style:family="table-column">
      <style:table-column-properties fo:break-before="auto" style:column-width="20.67mm"/>
    </style:style>
    <style:style style:name="co28" style:family="table-column">
      <style:table-column-properties fo:break-before="auto" style:column-width="24.77mm"/>
    </style:style>
    <style:style style:name="co29" style:family="table-column">
      <style:table-column-properties fo:break-before="auto" style:column-width="20.39mm"/>
    </style:style>
    <style:style style:name="co30" style:family="table-column">
      <style:table-column-properties fo:break-before="auto" style:column-width="27.39mm"/>
    </style:style>
    <style:style style:name="co31" style:family="table-column">
      <style:table-column-properties fo:break-before="auto" style:column-width="30.46mm"/>
    </style:style>
    <style:style style:name="co32" style:family="table-column">
      <style:table-column-properties fo:break-before="auto" style:column-width="25.44mm"/>
    </style:style>
    <style:style style:name="co33" style:family="table-column">
      <style:table-column-properties fo:break-before="auto" style:column-width="13.41mm"/>
    </style:style>
    <style:style style:name="co34" style:family="table-column">
      <style:table-column-properties fo:break-before="auto" style:column-width="39.97mm"/>
    </style:style>
    <style:style style:name="co35" style:family="table-column">
      <style:table-column-properties fo:break-before="auto" style:column-width="28.22mm"/>
    </style:style>
    <style:style style:name="co36" style:family="table-column">
      <style:table-column-properties fo:break-before="auto" style:column-width="32.4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3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6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2" style:family="table-cell" style:parent-style-name="Default" style:data-style-name="N127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7" style:family="table-cell" style:parent-style-name="Default" style:data-style-name="N126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0" style:family="table-cell" style:parent-style-name="Default" style:data-style-name="N132">
      <style:table-cell-properties fo:padding="0.71mm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 style:data-style-name="N132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fo:padding="0.71mm"/>
    </style:style>
    <style:style style:name="ce78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draw:stroke-linejoin="miter" svg:stroke-linecap="square" draw:fill="none" draw:fill-color="#ffffff" draw:textarea-horizontal-align="justify" draw:textarea-vertical-align="top" draw:auto-grow-height="false" fo:min-height="78.67mm" fo:min-width="0mm" fo:padding-top="1.3mm" fo:padding-bottom="1.3mm" fo:padding-left="2.5mm" fo:padding-right="2.5mm" fo:wrap-option="wrap" draw:shadow-color="#808080"/>
    </style:style>
    <style:style style:name="gr2" style:family="graphic">
      <style:graphic-properties draw:stroke="solid" svg:stroke-width="0.26mm" svg:stroke-color="#212121" draw:stroke-linejoin="miter" svg:stroke-linecap="square" draw:fill="gradient" draw:fill-color="#5e9eff" draw:fill-gradient-name="Gradient_20_2" draw:textarea-horizontal-align="justify" draw:textarea-vertical-align="top" draw:auto-grow-height="false" fo:min-height="5.24mm" fo:min-width="54.5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draw:stroke-linejoin="miter" svg:stroke-linecap="square" draw:fill="gradient" draw:fill-color="#5e9eff" draw:fill-gradient-name="Gradient_20_2" draw:textarea-horizontal-align="justify" draw:textarea-vertical-align="top" draw:auto-grow-height="false" fo:min-height="4.98mm" fo:min-width="59.2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draw:stroke-linejoin="miter" svg:stroke-linecap="square" draw:fill="none" draw:fill-color="#ffffff" draw:textarea-horizontal-align="justify" draw:textarea-vertical-align="top" draw:auto-grow-height="false" fo:min-height="78.66mm" fo:min-width="0mm" fo:padding-top="1.3mm" fo:padding-bottom="1.3mm" fo:padding-left="2.5mm" fo:padding-right="2.5mm" fo:wrap-option="wrap" draw:shadow-color="#808080"/>
    </style:style>
    <style:style style:name="gr5" style:family="graphic">
      <style:graphic-properties draw:stroke="solid" svg:stroke-width="0.26mm" svg:stroke-color="#212121" draw:stroke-linejoin="miter" svg:stroke-linecap="square" draw:fill="gradient" draw:fill-color="#5e9eff" draw:fill-gradient-name="Gradient_20_2" draw:textarea-horizontal-align="justify" draw:textarea-vertical-align="top" draw:auto-grow-height="false" fo:min-height="4.98mm" fo:min-width="66.8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draw:stroke-linejoin="miter" svg:stroke-linecap="square" draw:fill="gradient" draw:fill-color="#5e9eff" draw:fill-gradient-name="Gradient_20_2" draw:textarea-horizontal-align="justify" draw:textarea-vertical-align="top" draw:auto-grow-height="false" fo:min-height="4.98mm" fo:min-width="66.24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draw:stroke-linejoin="miter" svg:stroke-linecap="square" draw:fill="gradient" draw:fill-color="#5e9eff" draw:fill-gradient-name="Gradient_20_2" draw:textarea-horizontal-align="justify" draw:textarea-vertical-align="top" draw:auto-grow-height="false" fo:min-height="10.78mm" fo:min-width="53.67mm" fo:padding-top="0.56mm" fo:padding-bottom="0.56mm" fo:padding-left="0.56mm" fo:padding-right="0.56mm" fo:wrap-option="wrap" draw:shadow-color="#808080"/>
    </style:style>
    <style:style style:name="gr8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08mm" table:end-y="4.51mm" draw:z-index="1" draw:name="Auto kształt 5" draw:style-name="gr1" draw:text-style-name="P1" svg:width="7.27mm" svg:height="85.73mm" svg:x="2.81mm" svg:y="4.24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5mm" table:end-y="3.19mm" draw:z-index="0" draw:name="Tekst 1" draw:style-name="gr2" draw:text-style-name="P3" svg:width="55.64mm" svg:height="6.36mm" svg:x="5.31mm" svg:y="1.33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7mm" table:end-y="2.4mm" draw:z-index="0" draw:name="Tekst 1" draw:style-name="gr3" draw:text-style-name="P3" svg:width="60.36mm" svg:height="6.1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64mm" table:end-y="0.27mm" draw:z-index="1" draw:name="Auto kształt 3" draw:style-name="gr4" draw:text-style-name="P1" svg:width="7.29mm" svg:height="85.72mm" svg:x="3.35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" table:style-name="ta3"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9mm" table:end-y="2.4mm" draw:z-index="0" draw:name="Tekst 1" draw:style-name="gr5" draw:text-style-name="P3" svg:width="67.93mm" svg:height="6.1mm" svg:x="4.47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07mm" table:end-y="0.53mm" draw:z-index="1" draw:name="Auto kształt 3" draw:style-name="gr4" draw:text-style-name="P1" svg:width="7.27mm" svg:height="85.72mm" svg:x="2.8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[.D18]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X" table:style-name="ta4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9mm" table:end-y="3.19mm" draw:z-index="0" draw:name="Tekst 1" draw:style-name="gr6" draw:text-style-name="P3" svg:width="67.36mm" svg:height="6.1mm" svg:x="2.24mm" svg:y="1.59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64mm" table:end-y="0.27mm" draw:z-index="1" draw:name="Auto kształt 3" draw:style-name="gr4" draw:text-style-name="P1" svg:width="7.29mm" svg:height="85.72mm" svg:x="3.35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[.D10]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ST.NAJCZĘŚCIEJ" table:style-name="ta5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82mm" table:end-y="1.06mm" draw:z-index="0" draw:name="Tekst 1" draw:style-name="gr7" draw:text-style-name="P3" svg:width="54.79mm" svg:height="11.9mm" svg:x="3.93mm" svg:y="2.66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64mm" table:end-y="0.27mm" draw:z-index="1" draw:name="Auto kształt 3" draw:style-name="gr4" draw:text-style-name="P1" svg:width="7.29mm" svg:height="85.72mm" svg:x="3.35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64mm" table:end-y="0.27mm" draw:z-index="0" draw:name="Auto kształt 2" draw:style-name="gr4" draw:text-style-name="P1" svg:width="7.29mm" svg:height="85.72mm" svg:x="3.35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ystyka" table:style-name="ta7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[.A19]" office:value-type="string" office:string-value="IVC" calcext:value-type="string">
            <text:p>IV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[.A7]" office:value-type="string" office:string-value="IB" calcext:value-type="string">
            <text:p>I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[.A8]" office:value-type="string" office:string-value="IC" calcext:value-type="string">
            <text:p>I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[.A18]" office:value-type="string" office:string-value="IVB" calcext:value-type="string">
            <text:p>IV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1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21" table:formula="of:=AVERAGE([.B6:.B19])" office:value-type="float" office:value="29.1428571428571" calcext:value-type="float">
            <text:p>29,1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1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" table:style-name="ta8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>
            <text:p>przedmioty</text:p>
          </table:table-cell>
          <table:table-cell table:style-name="ce26" office:value-type="string" calcext:value-type="string">
            <text:p>liczba uczniów</text:p>
          </table:table-cell>
          <table:table-cell table:style-name="ce22" office:value-type="string" calcext:value-type="string" table:number-columns-spanned="6" table:number-rows-spanned="1">
            <text:p>OCENY</text:p>
          </table:table-cell>
          <table:covered-table-cell table:number-columns-repeated="5" table:style-name="ce22"/>
          <table:table-cell table:style-name="ce22" office:value-type="string" calcext:value-type="string">
            <text:p>SREDNIA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([.D6]*6+[.E6]*5+[.F6]*4+[.G6]*3+[.H6]*2+[.I6]*1)/32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([.D7]*6+[.E7]*5+[.F7]*4+[.G7]*3+[.H7]*2)/15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9" table:formula="of:=([.D8]*6+[.E8]*5+[.F8]*4+[.G8]*3+[.H8]*2+[.I8]*1)/18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(5*6+5*5+5*4+10*3+3*2+2*1)/30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9" table:formula="of:=(5*6+6*5+3*4+9*3+7*2+1*1)/31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(3*6+9*5+8*4+6*3+4*2+2*1)/32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(6*6+4*5+5*4+10*3+2*2+2*1)/29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(5*6+4*5+5*4+10*3+2*2+2*1)/28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9" table:formula="of:=(7*6+3*5+4*4+11*3+1*2+3*1)/29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jezyk polski</text:p>
          </table:table-cell>
          <table:table-cell table:style-name="ce27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(5*6+12*5+4*4+5*3+4*2+2*1)/32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style-name="ce7"/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razem</text:p>
          </table:table-cell>
          <table:table-cell table:style-name="ce28" table:formula="of:=SUM([.C6:.C15])" office:value-type="float" office:value="276" calcext:value-type="float">
            <text:p>276</text:p>
          </table:table-cell>
          <table:table-cell table:style-name="ce28" table:formula="of:=SUM([.D6:.D15])" office:value-type="float" office:value="46" calcext:value-type="float">
            <text:p>46</text:p>
          </table:table-cell>
          <table:table-cell table:style-name="ce28" table:formula="of:=SUM([.E6:.E15])" office:value-type="float" office:value="57" calcext:value-type="float">
            <text:p>57</text:p>
          </table:table-cell>
          <table:table-cell table:style-name="ce28" table:formula="of:=SUM([.F6:.F15])" office:value-type="float" office:value="56" calcext:value-type="float">
            <text:p>56</text:p>
          </table:table-cell>
          <table:table-cell table:style-name="ce28" table:formula="of:=SUM([.G6:.G15])" office:value-type="float" office:value="71" calcext:value-type="float">
            <text:p>71</text:p>
          </table:table-cell>
          <table:table-cell table:style-name="ce28" table:formula="of:=SUM([.H6:.H15])" office:value-type="float" office:value="30" calcext:value-type="float">
            <text:p>30</text:p>
          </table:table-cell>
          <table:table-cell table:style-name="ce28" table:formula="of:=SUM([.I6:.I15])" office:value-type="float" office:value="16" calcext:value-type="float">
            <text:p>16</text:p>
          </table:table-cell>
          <table:table-cell table:style-name="ce30" table:formula="of:=AVERAGE([.J6:.J15])" office:value-type="float" office:value="3.92694554796334" calcext:value-type="float">
            <text:p>3,93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NOŻENIE PRZEZ 11" table:style-name="ta9">
        <table:table-column table:style-name="co21" table:default-cell-style-name="ce31"/>
        <table:table-column table:style-name="co4" table:default-cell-style-name="ce31"/>
        <table:table-column table:style-name="co22" table:default-cell-style-name="ce31"/>
        <table:table-column table:style-name="co21" table:number-columns-repeated="254" table:default-cell-style-name="ce31"/>
        <table:table-column table:style-name="co21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32" office:value-type="string" calcext:value-type="string">
            <text:p>Tabliczka mnożenia przez <text:s/>11</text:p>
          </table:table-cell>
          <table:table-cell/>
          <table:table-cell table:style-name="ce37"/>
          <table:table-cell table:number-columns-repeated="1020"/>
        </table:table-row>
        <table:table-row table:style-name="ro3">
          <table:table-cell/>
          <table:table-cell table:style-name="ce32"/>
          <table:table-cell/>
          <table:table-cell table:style-name="ce37"/>
          <table:table-cell table:number-columns-repeated="1020"/>
        </table:table-row>
        <table:table-row table:style-name="ro4">
          <table:table-cell/>
          <table:table-cell table:style-name="ce33" office:value-type="string" calcext:value-type="string">
            <text:p>x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0" calcext:value-type="float">
            <text:p>10</text:p>
          </table:table-cell>
          <table:table-cell table:style-name="ce36" table:formula="of:=[.B5]*[.C4]" office:value-type="float" office:value="110" calcext:value-type="float">
            <text:p>110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1" calcext:value-type="float">
            <text:p>11</text:p>
          </table:table-cell>
          <table:table-cell table:style-name="ce36" table:formula="of:=[.B6]*[.C4]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2" calcext:value-type="float">
            <text:p>12</text:p>
          </table:table-cell>
          <table:table-cell table:style-name="ce36" table:formula="of:=[.B7]*[.C4]" office:value-type="float" office:value="132" calcext:value-type="float">
            <text:p>132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3" calcext:value-type="float">
            <text:p>13</text:p>
          </table:table-cell>
          <table:table-cell table:style-name="ce36" table:formula="of:=[.B8]*[.C4]" office:value-type="float" office:value="143" calcext:value-type="float">
            <text:p>143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4" calcext:value-type="float">
            <text:p>14</text:p>
          </table:table-cell>
          <table:table-cell table:style-name="ce36" table:formula="of:=[.B9]*[.C4]" office:value-type="float" office:value="154" calcext:value-type="float">
            <text:p>154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5" calcext:value-type="float">
            <text:p>15</text:p>
          </table:table-cell>
          <table:table-cell table:style-name="ce36" table:formula="of:=[.B10]*[.C4]" office:value-type="float" office:value="165" calcext:value-type="float">
            <text:p>165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6" calcext:value-type="float">
            <text:p>16</text:p>
          </table:table-cell>
          <table:table-cell table:style-name="ce36" table:formula="of:=[.B11]*[.C4]" office:value-type="float" office:value="176" calcext:value-type="float">
            <text:p>176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7" calcext:value-type="float">
            <text:p>17</text:p>
          </table:table-cell>
          <table:table-cell table:style-name="ce36" table:formula="of:=[.B12]*[.C4]" office:value-type="float" office:value="187" calcext:value-type="float">
            <text:p>187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8" calcext:value-type="float">
            <text:p>18</text:p>
          </table:table-cell>
          <table:table-cell table:style-name="ce36" table:formula="of:=[.B13]*[.C4]" office:value-type="float" office:value="198" calcext:value-type="float">
            <text:p>198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19" calcext:value-type="float">
            <text:p>19</text:p>
          </table:table-cell>
          <table:table-cell table:style-name="ce36" table:formula="of:=[.B14]*[.C4]" office:value-type="float" office:value="209" calcext:value-type="float">
            <text:p>209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20" calcext:value-type="float">
            <text:p>20</text:p>
          </table:table-cell>
          <table:table-cell table:style-name="ce36" table:formula="of:=[.B15]*[.C4]" office:value-type="float" office:value="220" calcext:value-type="float">
            <text:p>220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21" calcext:value-type="float">
            <text:p>21</text:p>
          </table:table-cell>
          <table:table-cell table:style-name="ce36" table:formula="of:=[.B16]*[.C4]" office:value-type="float" office:value="231" calcext:value-type="float">
            <text:p>231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22" calcext:value-type="float">
            <text:p>22</text:p>
          </table:table-cell>
          <table:table-cell table:style-name="ce36" table:formula="of:=[.B17]*[.C4]" office:value-type="float" office:value="242" calcext:value-type="float">
            <text:p>242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23" calcext:value-type="float">
            <text:p>23</text:p>
          </table:table-cell>
          <table:table-cell table:style-name="ce36" table:formula="of:=[.B18]*[.C4]"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24" calcext:value-type="float">
            <text:p>24</text:p>
          </table:table-cell>
          <table:table-cell table:style-name="ce36" table:formula="of:=[.B19]*[.C4]" office:value-type="float" office:value="264" calcext:value-type="float">
            <text:p>264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float" office:value="25" calcext:value-type="float">
            <text:p>25</text:p>
          </table:table-cell>
          <table:table-cell table:style-name="ce36" table:formula="of:=[.B20]*[.C4]" office:value-type="float" office:value="275" calcext:value-type="float">
            <text:p>27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1">
          <table:table-cell table:style-name="ce38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8"/>
          <table:table-cell table:number-columns-repeated="1018"/>
        </table:table-row>
        <table:table-row table:style-name="ro5">
          <table:table-cell table:style-name="ce39" office:value-type="string" calcext:value-type="string">
            <text:p>Lp.</text:p>
          </table:table-cell>
          <table:table-cell table:style-name="ce39" office:value-type="string" calcext:value-type="string">
            <text:p>Artykuł</text:p>
          </table:table-cell>
          <table:table-cell table:style-name="ce39" office:value-type="string" calcext:value-type="string">
            <text:p>Ilość sztuk</text:p>
          </table:table-cell>
          <table:table-cell table:style-name="ce39" office:value-type="string" calcext:value-type="string">
            <text:p>Cena zakupu</text:p>
          </table:table-cell>
          <table:table-cell table:style-name="ce39" office:value-type="string" calcext:value-type="string">
            <text:p>Cena sprzedaży</text:p>
          </table:table-cell>
          <table:table-cell table:style-name="ce39" office:value-type="string" calcext:value-type="string">
            <text:p>Zys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1.85" calcext:value-type="float">
            <text:p>1,85 zł</text:p>
          </table:table-cell>
          <table:table-cell table:style-name="ce41" table:formula="of:=[.D3]*103%" office:value-type="float" office:value="1.9055" calcext:value-type="float">
            <text:p>1,91 zł</text:p>
          </table:table-cell>
          <table:table-cell table:style-name="ce41" table:formula="of:=[.E3]-[.D3]" office:value-type="float" office:value="0.0555000000000001" calcext:value-type="float">
            <text:p>0,06 zł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1" office:value-type="float" office:value="2.57" calcext:value-type="float">
            <text:p>2,57 zł</text:p>
          </table:table-cell>
          <table:table-cell table:style-name="ce41" table:formula="of:=[.D4]*103%" office:value-type="float" office:value="2.6471" calcext:value-type="float">
            <text:p>2,65 zł</text:p>
          </table:table-cell>
          <table:table-cell table:style-name="ce41" table:formula="of:=[.E4]-[.D4]" office:value-type="float" office:value="0.0771000000000002" calcext:value-type="float">
            <text:p>0,08 zł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1" office:value-type="float" office:value="0.86" calcext:value-type="float">
            <text:p>0,86 zł</text:p>
          </table:table-cell>
          <table:table-cell table:style-name="ce41" table:formula="of:=[.D5]*103%" office:value-type="float" office:value="0.8858" calcext:value-type="float">
            <text:p>0,89 zł</text:p>
          </table:table-cell>
          <table:table-cell table:style-name="ce41" table:formula="of:=[.E5]-[.D5]" office:value-type="float" office:value="0.0258" calcext:value-type="float">
            <text:p>0,03 zł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1" office:value-type="float" office:value="1.53" calcext:value-type="float">
            <text:p>1,53 zł</text:p>
          </table:table-cell>
          <table:table-cell table:style-name="ce41" table:formula="of:=[.D6]*103%" office:value-type="float" office:value="1.5759" calcext:value-type="float">
            <text:p>1,58 zł</text:p>
          </table:table-cell>
          <table:table-cell table:style-name="ce41" table:formula="of:=[.E6]-[.D6]" office:value-type="float" office:value="0.0459000000000001" calcext:value-type="float">
            <text:p>0,05 zł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1" office:value-type="float" office:value="0.42" calcext:value-type="float">
            <text:p>0,42 zł</text:p>
          </table:table-cell>
          <table:table-cell table:style-name="ce41" table:formula="of:=[.D7]*103%" office:value-type="float" office:value="0.4326" calcext:value-type="float">
            <text:p>0,43 zł</text:p>
          </table:table-cell>
          <table:table-cell table:style-name="ce41" table:formula="of:=[.E7]-[.D7]" office:value-type="float" office:value="0.0126" calcext:value-type="float">
            <text:p>0,01 zł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1" office:value-type="float" office:value="1.25" calcext:value-type="float">
            <text:p>1,25 zł</text:p>
          </table:table-cell>
          <table:table-cell table:style-name="ce41" table:formula="of:=[.D8]*103%" office:value-type="float" office:value="1.2875" calcext:value-type="float">
            <text:p>1,29 zł</text:p>
          </table:table-cell>
          <table:table-cell table:style-name="ce41" table:formula="of:=[.E8]-[.D8]" office:value-type="float" office:value="0.0375000000000001" calcext:value-type="float">
            <text:p>0,04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3"/>
          <table:table-cell table:style-name="ce45"/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Marża</text:p>
          </table:table-cell>
          <table:table-cell table:style-name="ce40" office:value-type="percentage" office:value="0.09" calcext:value-type="percentage">
            <text:p>9%</text:p>
          </table:table-cell>
          <table:table-cell table:style-name="ce42"/>
          <table:table-cell table:style-name="ce44" office:value-type="string" calcext:value-type="string">
            <text:p>Razem</text:p>
          </table:table-cell>
          <table:table-cell table:style-name="ce46" table:formula="of:=SUM([.F3:.F8])" office:value-type="float" office:value="0.2544" calcext:value-type="float">
            <text:p>0,25 zł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8"/>
          <table:table-cell table:number-columns-repeated="1017"/>
        </table:table-row>
        <table:table-row table:style-name="ro1">
          <table:covered-table-cell table:number-columns-repeated="7" table:style-name="ce38"/>
          <table:table-cell table:number-columns-repeated="1017"/>
        </table:table-row>
        <table:table-row table:style-name="ro5">
          <table:table-cell table:style-name="ce47" office:value-type="string" calcext:value-type="string">
            <text:p>Lp.</text:p>
          </table:table-cell>
          <table:table-cell table:style-name="ce47" office:value-type="string" calcext:value-type="string">
            <text:p>Nazwa towaru</text:p>
          </table:table-cell>
          <table:table-cell table:style-name="ce47" office:value-type="string" calcext:value-type="string">
            <text:p>Data sprzedaży</text:p>
          </table:table-cell>
          <table:table-cell table:style-name="ce47" office:value-type="string" calcext:value-type="string">
            <text:p>Wartość netto</text:p>
          </table:table-cell>
          <table:table-cell table:style-name="ce47" office:value-type="string" calcext:value-type="string">
            <text:p>VAT</text:p>
          </table:table-cell>
          <table:table-cell table:style-name="ce47" office:value-type="string" calcext:value-type="string">
            <text:p>Wartość brutto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48"/>
          <table:table-cell table:style-name="ce8"/>
          <table:table-cell table:style-name="ce40" office:value-type="percentage" office:value="0.22" calcext:value-type="percentage">
            <text:p>22%</text:p>
          </table:table-cell>
          <table:table-cell table:style-name="ce8"/>
          <table:table-cell table:style-name="ce40"/>
          <table:table-cell table:number-columns-repeated="10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13" calcext:value-type="float">
            <text:p>13,00 zł</text:p>
          </table:table-cell>
          <table:table-cell table:style-name="ce41"/>
          <table:table-cell table:formula="of:=[.D8]*122%" office:value-type="float" office:value="15.86" calcext:value-type="float">
            <text:p>15,8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18" calcext:value-type="float">
            <text:p>18,00 zł</text:p>
          </table:table-cell>
          <table:table-cell table:style-name="ce41"/>
          <table:table-cell table:formula="of:=[.D9]*122%" office:value-type="float" office:value="21.96" calcext:value-type="float">
            <text:p>21,9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10" calcext:value-type="float">
            <text:p>10,00 zł</text:p>
          </table:table-cell>
          <table:table-cell table:style-name="ce41"/>
          <table:table-cell table:formula="of:=[.D10]*122%" office:value-type="float" office:value="12.2" calcext:value-type="float">
            <text:p>12,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30" calcext:value-type="float">
            <text:p>30,00 zł</text:p>
          </table:table-cell>
          <table:table-cell table:style-name="ce41"/>
          <table:table-cell table:formula="of:=[.D11]*122%" office:value-type="float" office:value="36.6" calcext:value-type="float">
            <text:p>36,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6" calcext:value-type="float">
            <text:p>6,00 zł</text:p>
          </table:table-cell>
          <table:table-cell table:style-name="ce41"/>
          <table:table-cell table:formula="of:=[.D12]*122%" office:value-type="float" office:value="7.32" calcext:value-type="float">
            <text:p>7,3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7" calcext:value-type="float">
            <text:p>7,00 zł</text:p>
          </table:table-cell>
          <table:table-cell table:style-name="ce41"/>
          <table:table-cell table:formula="of:=[.D13]*122%" office:value-type="float" office:value="8.54" calcext:value-type="float">
            <text:p>8,5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1" calcext:value-type="float">
            <text:p>1,00 zł</text:p>
          </table:table-cell>
          <table:table-cell table:style-name="ce41"/>
          <table:table-cell table:formula="of:=[.D14]*122%" office:value-type="float" office:value="1.22" calcext:value-type="float">
            <text:p>1,2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12" calcext:value-type="float">
            <text:p>12,00 zł</text:p>
          </table:table-cell>
          <table:table-cell table:style-name="ce41"/>
          <table:table-cell table:formula="of:=[.D15]*122%" office:value-type="float" office:value="14.64" calcext:value-type="float">
            <text:p>14,6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41" office:value-type="float" office:value="25" calcext:value-type="float">
            <text:p>25,00 zł</text:p>
          </table:table-cell>
          <table:table-cell table:style-name="ce41"/>
          <table:table-cell table:formula="of:=[.D16]*122%" office:value-type="float" office:value="30.5" calcext:value-type="float">
            <text:p>30,5</text:p>
          </table:table-cell>
          <table:table-cell table:style-name="ce8"/>
          <table:table-cell table:style-name="ce50"/>
          <table:table-cell table:number-columns-repeated="1016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1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8"/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6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49" office:value-type="date" office:date-value="2017-11-26" calcext:value-type="date">
            <text:p>26.11.2017</text:p>
          </table:table-cell>
          <table:table-cell table:number-columns-repeated="1017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5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1">
          <table:table-cell table:style-name="ce8" table:number-columns-repeated="6"/>
          <table:table-cell table:style-name="ce56"/>
          <table:table-cell table:number-columns-repeated="1017"/>
        </table:table-row>
        <table:table-row table:style-name="ro5">
          <table:table-cell table:style-name="ce51" office:value-type="string" calcext:value-type="string">
            <text:p>Nazwisko ucznia</text:p>
          </table:table-cell>
          <table:table-cell table:style-name="ce51" office:value-type="string" calcext:value-type="string">
            <text:p>Sygnatura</text:p>
          </table:table-cell>
          <table:table-cell table:style-name="ce51" office:value-type="string" calcext:value-type="string">
            <text:p>Data wypo- życzenia</text:p>
          </table:table-cell>
          <table:table-cell table:style-name="ce51" office:value-type="string" calcext:value-type="string">
            <text:p>Data zwrotu</text:p>
          </table:table-cell>
          <table:table-cell table:style-name="ce51" office:value-type="string" calcext:value-type="string">
            <text:p>Ile dni</text:p>
          </table:table-cell>
          <table:table-cell table:style-name="ce51" office:value-type="string" calcext:value-type="string">
            <text:p>Spóźnienie</text:p>
          </table:table-cell>
          <table:table-cell table:style-name="ce51" office:value-type="string" calcext:value-type="string">
            <text:p>Kara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49" office:value-type="date" office:date-value="2002-01-25" calcext:value-type="date">
            <text:p>25.01.2002</text:p>
          </table:table-cell>
          <table:table-cell table:style-name="ce49" table:formula="of:=TODAY()" office:value-type="date" office:date-value="2017-11-27" calcext:value-type="date">
            <text:p>27.11.2017</text:p>
          </table:table-cell>
          <table:table-cell table:style-name="ce53" table:formula="of:=DAYS360([.C10];[.G5])" office:value-type="float" office:value="5701" calcext:value-type="float">
            <text:p>5701</text:p>
          </table:table-cell>
          <table:table-cell table:style-name="ce8" table:formula="of:=[.E10]-30" office:value-type="float" office:value="5671" calcext:value-type="float">
            <text:p>5671</text:p>
          </table:table-cell>
          <table:table-cell table:style-name="ce56" table:formula="of:=[.F10]*0.1" office:value-type="float" office:value="567.1" calcext:value-type="float">
            <text:p><text:s/>567,10 zł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2" office:value-type="date" office:date-value="2002-02-01" calcext:value-type="date">
            <text:p>1.2.2002</text:p>
          </table:table-cell>
          <table:table-cell table:style-name="ce52" table:formula="of:=TODAY()" office:value-type="date" office:date-value="2017-11-27" calcext:value-type="date">
            <text:p>27.11.2017</text:p>
          </table:table-cell>
          <table:table-cell table:style-name="ce53" table:formula="of:=DAYS360([.C11];[.G5])" office:value-type="float" office:value="5695" calcext:value-type="float">
            <text:p>5695</text:p>
          </table:table-cell>
          <table:table-cell table:style-name="ce8" table:formula="of:=[.E11]-30" office:value-type="float" office:value="5665" calcext:value-type="float">
            <text:p>5665</text:p>
          </table:table-cell>
          <table:table-cell table:style-name="ce56" table:formula="of:=[.F11]*0.1" office:value-type="float" office:value="566.5" calcext:value-type="float">
            <text:p><text:s/>566,50 zł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2" office:value-type="date" office:date-value="2001-05-04" calcext:value-type="date">
            <text:p>4.5.2001</text:p>
          </table:table-cell>
          <table:table-cell table:style-name="ce52" table:formula="of:=TODAY()" office:value-type="date" office:date-value="2017-11-27" calcext:value-type="date">
            <text:p>27.11.2017</text:p>
          </table:table-cell>
          <table:table-cell table:style-name="ce53" table:formula="of:=DAYS360([.C12];[.G5])" office:value-type="float" office:value="5962" calcext:value-type="float">
            <text:p>5962</text:p>
          </table:table-cell>
          <table:table-cell table:style-name="ce8" table:formula="of:=[.E12]-30" office:value-type="float" office:value="5932" calcext:value-type="float">
            <text:p>5932</text:p>
          </table:table-cell>
          <table:table-cell table:style-name="ce56" table:formula="of:=[.F12]*0.1" office:value-type="float" office:value="593.2" calcext:value-type="float">
            <text:p><text:s/>593,20 zł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2" office:value-type="date" office:date-value="2000-05-10" calcext:value-type="date">
            <text:p>10.5.2000</text:p>
          </table:table-cell>
          <table:table-cell table:style-name="ce52" table:formula="of:=TODAY()" office:value-type="date" office:date-value="2017-11-27" calcext:value-type="date">
            <text:p>27.11.2017</text:p>
          </table:table-cell>
          <table:table-cell table:style-name="ce53" table:formula="of:=DAYS360([.C13];[.G5])" office:value-type="float" office:value="6316" calcext:value-type="float">
            <text:p>6316</text:p>
          </table:table-cell>
          <table:table-cell table:style-name="ce8" table:formula="of:=[.E13]-30" office:value-type="float" office:value="6286" calcext:value-type="float">
            <text:p>6286</text:p>
          </table:table-cell>
          <table:table-cell table:style-name="ce56" table:formula="of:=[.F13]*0.1" office:value-type="float" office:value="628.6" calcext:value-type="float">
            <text:p><text:s/>628,60 zł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2" office:value-type="date" office:date-value="2001-12-06" calcext:value-type="date">
            <text:p>6.12.2001</text:p>
          </table:table-cell>
          <table:table-cell table:style-name="ce52" table:formula="of:=TODAY()" office:value-type="date" office:date-value="2017-11-27" calcext:value-type="date">
            <text:p>27.11.2017</text:p>
          </table:table-cell>
          <table:table-cell table:style-name="ce53" table:formula="of:=DAYS360([.C14];[.G5])" office:value-type="float" office:value="5750" calcext:value-type="float">
            <text:p>5750</text:p>
          </table:table-cell>
          <table:table-cell table:style-name="ce8" table:formula="of:=[.E14]-30" office:value-type="float" office:value="5720" calcext:value-type="float">
            <text:p>5720</text:p>
          </table:table-cell>
          <table:table-cell table:style-name="ce56" table:formula="of:=[.F14]*0.1" office:value-type="float" office:value="572" calcext:value-type="float">
            <text:p><text:s/>572,00 zł </text:p>
          </table:table-cell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49" table:number-columns-repeated="2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8" table:number-columns-repeated="4"/>
          <table:table-cell table:style-name="ce54" office:value-type="string" calcext:value-type="string">
            <text:p>RAZEM KARY</text:p>
          </table:table-cell>
          <table:table-cell table:style-name="ce54"/>
          <table:table-cell table:style-name="ce57" table:formula="of:=SUM([.G10:.G14])" office:value-type="float" office:value="2927.4" calcext:value-type="float">
            <text:p><text:s/>2 927,40 zł 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erty" table:style-name="ta13">
        <table:table-column table:style-name="co31" table:default-cell-style-name="ce1"/>
        <table:table-column table:style-name="co7" table:default-cell-style-name="ce1"/>
        <table:table-column table:style-name="co32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7">
          <table:table-cell/>
          <table:table-cell office:value-type="string" calcext:value-type="string">
            <text:p>ZESTAWIENIE OFERT KOLONIJNYCH</text:p>
          </table:table-cell>
          <table:table-cell table:style-name="ce5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58" office:value-type="string" calcext:value-type="string">
            <text:p>Dokąd jedziemy</text:p>
          </table:table-cell>
          <table:table-cell table:style-name="ce58" office:value-type="string" calcext:value-type="string">
            <text:p>Data początkowa</text:p>
          </table:table-cell>
          <table:table-cell table:style-name="ce58" office:value-type="string" calcext:value-type="string">
            <text:p>Data końcowa</text:p>
          </table:table-cell>
          <table:table-cell table:style-name="ce58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8" office:value-type="string" calcext:value-type="string">
            <text:p>Koszt dzien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DAYS360([.B4];[.C4])" office:value-type="float" office:value="14" calcext:value-type="float">
            <text:p>14</text:p>
          </table:table-cell>
          <table:table-cell table:style-name="ce60" table:formula="of:=[.D4]/[.E4]" office:value-type="float" office:value="57.1428571428571" calcext:value-type="float">
            <text:p>57,14 z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YS360([.B5];[.C5])" office:value-type="float" office:value="15" calcext:value-type="float">
            <text:p>15</text:p>
          </table:table-cell>
          <table:table-cell table:style-name="ce60" table:formula="of:=[.D5]/[.E5]" office:value-type="float" office:value="46" calcext:value-type="float">
            <text:p>46,00 z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YS360([.B6];[.C6])" office:value-type="float" office:value="13" calcext:value-type="float">
            <text:p>13</text:p>
          </table:table-cell>
          <table:table-cell table:style-name="ce60" table:formula="of:=[.D6]/[.E6]" office:value-type="float" office:value="55.3846153846154" calcext:value-type="float">
            <text:p>55,38 z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YS360([.B7];[.C7])" office:value-type="float" office:value="15" calcext:value-type="float">
            <text:p>15</text:p>
          </table:table-cell>
          <table:table-cell table:style-name="ce60" table:formula="of:=[.D7]/[.E7]" office:value-type="float" office:value="40.6666666666667" calcext:value-type="float">
            <text:p>40,67 z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YS360([.B8];[.C8])" office:value-type="float" office:value="14" calcext:value-type="float">
            <text:p>14</text:p>
          </table:table-cell>
          <table:table-cell table:style-name="ce60" table:formula="of:=[.D8]/[.E8]" office:value-type="float" office:value="42.1428571428571" calcext:value-type="float">
            <text:p>42,14 z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YS360([.B9];[.C9])" office:value-type="float" office:value="13" calcext:value-type="float">
            <text:p>13</text:p>
          </table:table-cell>
          <table:table-cell table:style-name="ce60" table:formula="of:=[.D9]/[.E9]" office:value-type="float" office:value="57.6923076923077" calcext:value-type="float">
            <text:p>57,69 z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YS360([.B10];[.C10])" office:value-type="float" office:value="15" calcext:value-type="float">
            <text:p>15</text:p>
          </table:table-cell>
          <table:table-cell table:style-name="ce60" table:formula="of:=[.D10]/[.E10]" office:value-type="float" office:value="54.6666666666667" calcext:value-type="float">
            <text:p>54,67 zł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Średni koszt</text:p>
          </table:table-cell>
          <table:table-cell table:style-name="ce60" table:formula="of:=SUM([.D4:.D10])/7" office:value-type="float" office:value="711.428571428572" calcext:value-type="float">
            <text:p>711,43 zł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23" table:default-cell-style-name="ce1"/>
        <table:table-column table:style-name="co36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1">
          <table:table-cell table:style-name="ce63" table:number-columns-repeated="7"/>
          <table:table-cell table:number-columns-repeated="1017"/>
        </table:table-row>
        <table:table-row table:style-name="ro1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 table:style-name="ce63"/>
          <table:table-cell table:style-name="ce66" office:value-type="string" calcext:value-type="string" table:number-columns-spanned="2" table:number-rows-spanned="1">
            <text:p>Ilość rat:</text:p>
          </table:table-cell>
          <table:covered-table-cell table:style-name="ce66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,00 zł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office:value-type="string" calcext:value-type="string">
            <text:p>funkcja DZIŚ()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/>
          <table:table-cell table:style-name="ce62" table:number-columns-repeated="6"/>
          <table:table-cell table:number-columns-repeated="1017"/>
        </table:table-row>
        <table:table-row table:style-name="ro5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1">
          <table:table-cell/>
          <table:table-cell table:style-name="ce68" office:value-type="float" office:value="1" calcext:value-type="float">
            <text:p>1</text:p>
          </table:table-cell>
          <table:table-cell table:style-name="ce69" table:formula="of:=DATE(2017;11;26)" office:value-type="date" office:date-value="2017-11-26" calcext:value-type="date">
            <text:p>26 listopada 2017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[.D11]*[.D15]" office:value-type="float" office:value="84.9" calcext:value-type="float">
            <text:p>84,90 zł</text:p>
          </table:table-cell>
          <table:table-cell table:style-name="ce78" table:formula="of:=SUM([.D18:.E18])" office:value-type="float" office:value="334.9" calcext:value-type="float">
            <text:p>334,90 zł</text:p>
          </table:table-cell>
          <table:table-cell table:style-name="ce78" table:formula="of:=[.F30]-[.F18]" office:value-type="float" office:value="3216.95" calcext:value-type="float">
            <text:p>3 216,95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2" calcext:value-type="float">
            <text:p>2</text:p>
          </table:table-cell>
          <table:table-cell table:style-name="ce69" table:formula="of:=EDATE([.C18];1)" office:value-type="date" office:date-value="2017-12-26" calcext:value-type="date">
            <text:p>26 grudnia 2017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2750*[.D15]" office:value-type="float" office:value="77.825" calcext:value-type="float">
            <text:p>77,83 zł</text:p>
          </table:table-cell>
          <table:table-cell table:style-name="ce78" table:formula="of:=SUM([.D19:.E19])" office:value-type="float" office:value="327.825" calcext:value-type="float">
            <text:p>327,83 zł</text:p>
          </table:table-cell>
          <table:table-cell table:style-name="ce78" table:formula="of:=[.G18]-[.F19]" office:value-type="float" office:value="2889.125" calcext:value-type="float">
            <text:p>2 889,13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3" calcext:value-type="float">
            <text:p>3</text:p>
          </table:table-cell>
          <table:table-cell table:style-name="ce69" table:formula="of:=EDATE([.C19];1)" office:value-type="date" office:date-value="2018-01-26" calcext:value-type="date">
            <text:p>26 styczni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2500*[.D15]" office:value-type="float" office:value="70.75" calcext:value-type="float">
            <text:p>70,75 zł</text:p>
          </table:table-cell>
          <table:table-cell table:style-name="ce78" table:formula="of:=SUM([.D20:.E20])" office:value-type="float" office:value="320.75" calcext:value-type="float">
            <text:p>320,75 zł</text:p>
          </table:table-cell>
          <table:table-cell table:style-name="ce78" table:formula="of:=[.G19]-[.F20]" office:value-type="float" office:value="2568.375" calcext:value-type="float">
            <text:p>2 568,38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4" calcext:value-type="float">
            <text:p>4</text:p>
          </table:table-cell>
          <table:table-cell table:style-name="ce69" table:formula="of:=EDATE([.C20];1)" office:value-type="date" office:date-value="2018-02-26" calcext:value-type="date">
            <text:p>26 lutego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2250*[.D15]" office:value-type="float" office:value="63.675" calcext:value-type="float">
            <text:p>63,68 zł</text:p>
          </table:table-cell>
          <table:table-cell table:style-name="ce78" table:formula="of:=SUM([.D21:.E21])" office:value-type="float" office:value="313.675" calcext:value-type="float">
            <text:p>313,68 zł</text:p>
          </table:table-cell>
          <table:table-cell table:style-name="ce78" table:formula="of:=[.G20]-[.F21]" office:value-type="float" office:value="2254.7" calcext:value-type="float">
            <text:p>2 254,70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5" calcext:value-type="float">
            <text:p>5</text:p>
          </table:table-cell>
          <table:table-cell table:style-name="ce69" table:formula="of:=EDATE([.C21];1)" office:value-type="date" office:date-value="2018-03-26" calcext:value-type="date">
            <text:p>26 marc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2000*[.D15]" office:value-type="float" office:value="56.6" calcext:value-type="float">
            <text:p>56,60 zł</text:p>
          </table:table-cell>
          <table:table-cell table:style-name="ce78" table:formula="of:=SUM([.D22:.E22])" office:value-type="float" office:value="306.6" calcext:value-type="float">
            <text:p>306,60 zł</text:p>
          </table:table-cell>
          <table:table-cell table:style-name="ce78" table:formula="of:=[.G21]-[.F22]" office:value-type="float" office:value="1948.1" calcext:value-type="float">
            <text:p>1 948,10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6" calcext:value-type="float">
            <text:p>6</text:p>
          </table:table-cell>
          <table:table-cell table:style-name="ce69" table:formula="of:=EDATE([.C22];1)" office:value-type="date" office:date-value="2018-04-26" calcext:value-type="date">
            <text:p>26 kwietni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1750*[.D15]" office:value-type="float" office:value="49.525" calcext:value-type="float">
            <text:p>49,53 zł</text:p>
          </table:table-cell>
          <table:table-cell table:style-name="ce78" table:formula="of:=SUM([.D23:.E23])" office:value-type="float" office:value="299.525" calcext:value-type="float">
            <text:p>299,53 zł</text:p>
          </table:table-cell>
          <table:table-cell table:style-name="ce78" table:formula="of:=[.G22]-[.F23]" office:value-type="float" office:value="1648.575" calcext:value-type="float">
            <text:p>1 648,58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7" calcext:value-type="float">
            <text:p>7</text:p>
          </table:table-cell>
          <table:table-cell table:style-name="ce69" table:formula="of:=EDATE([.C23];1)" office:value-type="date" office:date-value="2018-05-26" calcext:value-type="date">
            <text:p>26 maj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1500*[.D15]" office:value-type="float" office:value="42.45" calcext:value-type="float">
            <text:p>42,45 zł</text:p>
          </table:table-cell>
          <table:table-cell table:style-name="ce78" table:formula="of:=SUM([.D24:.E24])" office:value-type="float" office:value="292.45" calcext:value-type="float">
            <text:p>292,45 zł</text:p>
          </table:table-cell>
          <table:table-cell table:style-name="ce78" table:formula="of:=[.G23]-[.F24]" office:value-type="float" office:value="1356.125" calcext:value-type="float">
            <text:p>1 356,13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8" calcext:value-type="float">
            <text:p>8</text:p>
          </table:table-cell>
          <table:table-cell table:style-name="ce69" table:formula="of:=EDATE([.C24];1)" office:value-type="date" office:date-value="2018-06-26" calcext:value-type="date">
            <text:p>26 czerwc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1250*[.D15]" office:value-type="float" office:value="35.375" calcext:value-type="float">
            <text:p>35,38 zł</text:p>
          </table:table-cell>
          <table:table-cell table:style-name="ce78" table:formula="of:=SUM([.D25:.E25])" office:value-type="float" office:value="285.375" calcext:value-type="float">
            <text:p>285,38 zł</text:p>
          </table:table-cell>
          <table:table-cell table:style-name="ce78" table:formula="of:=[.G24]-[.F25]" office:value-type="float" office:value="1070.75" calcext:value-type="float">
            <text:p>1 070,75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9" calcext:value-type="float">
            <text:p>9</text:p>
          </table:table-cell>
          <table:table-cell table:style-name="ce69" table:formula="of:=EDATE([.C25];1)" office:value-type="date" office:date-value="2018-07-26" calcext:value-type="date">
            <text:p>26 lipc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1000*[.D15]" office:value-type="float" office:value="28.3" calcext:value-type="float">
            <text:p>28,30 zł</text:p>
          </table:table-cell>
          <table:table-cell table:style-name="ce78" table:formula="of:=SUM([.D26:.E26])" office:value-type="float" office:value="278.3" calcext:value-type="float">
            <text:p>278,30 zł</text:p>
          </table:table-cell>
          <table:table-cell table:style-name="ce78" table:formula="of:=[.G25]-[.F26]" office:value-type="float" office:value="792.45" calcext:value-type="float">
            <text:p>792,45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10" calcext:value-type="float">
            <text:p>10</text:p>
          </table:table-cell>
          <table:table-cell table:style-name="ce69" table:formula="of:=EDATE([.C26];1)" office:value-type="date" office:date-value="2018-08-26" calcext:value-type="date">
            <text:p>26 sierpni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750*[.D15]" office:value-type="float" office:value="21.225" calcext:value-type="float">
            <text:p>21,23 zł</text:p>
          </table:table-cell>
          <table:table-cell table:style-name="ce78" table:formula="of:=SUM([.D27:.E27])" office:value-type="float" office:value="271.225" calcext:value-type="float">
            <text:p>271,23 zł</text:p>
          </table:table-cell>
          <table:table-cell table:style-name="ce78" table:formula="of:=[.G26]-[.F27]" office:value-type="float" office:value="521.225" calcext:value-type="float">
            <text:p>521,23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11" calcext:value-type="float">
            <text:p>11</text:p>
          </table:table-cell>
          <table:table-cell table:style-name="ce69" table:formula="of:=EDATE([.C27];1)" office:value-type="date" office:date-value="2018-09-26" calcext:value-type="date">
            <text:p>26 wrześni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500*[.D15]" office:value-type="float" office:value="14.15" calcext:value-type="float">
            <text:p>14,15 zł</text:p>
          </table:table-cell>
          <table:table-cell table:style-name="ce78" table:formula="of:=SUM([.D28:.E28])" office:value-type="float" office:value="264.15" calcext:value-type="float">
            <text:p>264,15 zł</text:p>
          </table:table-cell>
          <table:table-cell table:style-name="ce78" table:formula="of:=[.G27]-[.F28]" office:value-type="float" office:value="257.075" calcext:value-type="float">
            <text:p>257,08 zł</text:p>
          </table:table-cell>
          <table:table-cell table:number-columns-repeated="1017"/>
        </table:table-row>
        <table:table-row table:style-name="ro8">
          <table:table-cell/>
          <table:table-cell table:style-name="ce68" office:value-type="float" office:value="12" calcext:value-type="float">
            <text:p>12</text:p>
          </table:table-cell>
          <table:table-cell table:style-name="ce69" table:formula="of:=EDATE([.C28];1)" office:value-type="date" office:date-value="2018-10-26" calcext:value-type="date">
            <text:p>26 października 2018</text:p>
          </table:table-cell>
          <table:table-cell table:style-name="ce76" table:formula="of:=[.D13]" office:value-type="float" office:value="250" calcext:value-type="float">
            <text:p>250 zł</text:p>
          </table:table-cell>
          <table:table-cell table:style-name="ce78" table:formula="of:=250*[.D15]" office:value-type="float" office:value="7.075" calcext:value-type="float">
            <text:p>7,08 zł</text:p>
          </table:table-cell>
          <table:table-cell table:style-name="ce78" table:formula="of:=SUM([.D29:.E29])" office:value-type="float" office:value="257.075" calcext:value-type="float">
            <text:p>257,08 zł</text:p>
          </table:table-cell>
          <table:table-cell table:style-name="ce78" table:formula="of:=[.G28]-[.F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8">
          <table:table-cell/>
          <table:table-cell table:style-name="ce65"/>
          <table:table-cell table:style-name="ce69"/>
          <table:table-cell table:style-name="ce65" office:value-type="string" calcext:value-type="string">
            <text:p>RAZEM</text:p>
          </table:table-cell>
          <table:table-cell table:style-name="ce78" table:formula="of:=SUM([.E18:.E29])" office:value-type="float" office:value="551.85" calcext:value-type="float">
            <text:p>551,85 zł</text:p>
          </table:table-cell>
          <table:table-cell table:style-name="ce78" table:formula="of:=SUM([.F18:.F29])" office:value-type="float" office:value="3551.85" calcext:value-type="float">
            <text:p>3 551,85 zł</text:p>
          </table:table-cell>
          <table:table-cell table:style-name="ce6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ocent realny:</text:p>
          </table:table-cell>
          <table:table-cell table:style-name="ce77" table:formula="of:=([.E30]/[.D11])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Kredyt.R67" table:end-x="11.76mm" table:end-y="0.53mm" draw:z-index="0" draw:name="Wykres 1" draw:style-name="gr8" draw:text-style-name="P2" svg:width="192.54mm" svg:height="134.67mm" svg:x="27.69mm" svg:y="0.8mm">
              <loext:p/>
              <draw:object draw:notify-on-update-of-ranges="Kredyt.F18:Kredyt.F29 Kredyt.E18:Kredyt.E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7">
      <number:day/>
      <number:text>.</number:text>
      <number:month/>
      <number:text>.</number:text>
      <number:year number:style="long"/>
    </number:date-style>
    <number:number-style style:name="N129P0" style:volatile="true">
      <number:number number:decimal-places="0" loext:min-decimal-places="0" number:min-integer-digits="1" number:grouping="true"/>
      <number:text> zł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9P0"/>
    </number:number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2">
      <number:number number:decimal-places="2" loext:min-decimal-places="2" number:min-integer-digits="1" number:grouping="true"/>
      <number:text> zł</number:text>
    </number:number-style>
    <number:date-style style:name="N10108" number:language="pl" number:country="PL"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2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13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00:23.996631294</dc:date>
    <meta:editing-duration>PT5M52S</meta:editing-duration>
    <meta:editing-cycles>1</meta:editing-cycles>
    <meta:document-statistic meta:table-count="14" meta:cell-count="894" meta:object-count="12"/>
    <meta:generator>LibreOffice/5.4.2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c2c2c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svg:stroke-color="#2c2c2c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chart-properties style:rotation-angle="0"/>
      <style:graphic-properties svg:stroke-color="#2c2c2c"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graphic-properties svg:stroke-color="#808080"/>
    </style:style>
    <style:style style:name="ch9" style:family="chart" style:data-style-name="N125">
      <style:chart-properties chart:symbol-type="named-symbol" chart:symbol-name="diamond" chart:symbol-width="0.246cm" chart:symbol-height="0.246cm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square" chart:symbol-width="0.246cm" chart:symbol-height="0.24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1" style:family="chart">
      <style:graphic-properties svg:stroke-color="#2c2c2c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255cm" svg:height="13.469cm" xlink:href=".." xlink:type="simple" chart:class="chart:line" chart:style-name="ch1">
        <chart:title svg:x="5.102cm" svg:y="0.329cm" chart:style-name="ch2">
          <text:p>Trend odsetek i kotry do zapłaty</text:p>
        </chart:title>
        <chart:legend svg:x="16.689cm" svg:y="6.634cm" style:legend-expansion="custom" chartooo:width="2.081cm" chartooo:height="1.234cm" style:legend-expansion-aspect-ratio="1.68638573743922" chart:style-name="ch3"/>
        <chart:plot-area chart:style-name="ch4" table:cell-range-address="Kredyt.E18:Kredyt.F29" chart:data-source-has-labels="row" svg:x="0.513cm" svg:y="1.57cm" svg:width="16.028cm" svg:height="11.092cm">
          <chartooo:coordinate-region svg:x="2.06cm" svg:y="1.743cm" svg:width="14.294cm" svg:height="10.475cm"/>
          <chart:axis chart:dimension="x" chart:name="primary-x" chart:style-name="ch5">
            <chart:title svg:x="8.555cm" svg:y="12.622cm" chart:style-name="ch6">
              <text:p>Miesiąc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Kredyt.F18:Kredyt.F29" loext:label-string="&quot;zapłata&quot;" chart:class="chart:line">
            <chart:data-point chart:repeated="12"/>
          </chart:series>
          <chart:series chart:style-name="ch10" chart:values-cell-range-address="Kredyt.E18:Kredyt.E29" loext:label-string="&quot;odsetki&quot;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płata</text:p>
              </table:table-cell>
              <table:table-cell office:value-type="string">
                <text:p>odsetk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.825">
                <text:p>327.825</text:p>
              </table:table-cell>
              <table:table-cell office:value-type="float" office:value="77.825">
                <text:p>7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.75">
                <text:p>320.7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3.675">
                <text:p>313.675</text:p>
              </table:table-cell>
              <table:table-cell office:value-type="float" office:value="63.675">
                <text:p>6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.6">
                <text:p>306.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.525">
                <text:p>299.525</text:p>
              </table:table-cell>
              <table:table-cell office:value-type="float" office:value="49.525">
                <text:p>4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45">
                <text:p>292.45</text:p>
              </table:table-cell>
              <table:table-cell office:value-type="float" office:value="42.45">
                <text:p>4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.375">
                <text:p>285.375</text:p>
              </table:table-cell>
              <table:table-cell office:value-type="float" office:value="35.375">
                <text:p>3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.3">
                <text:p>278.3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1.225">
                <text:p>271.225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4.15">
                <text:p>264.15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7.075">
                <text:p>257.075</text:p>
              </table:table-cell>
              <table:table-cell office:value-type="float" office:value="7.075">
                <text:p>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